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C0000013ECDB1DD43D1A5A3E7.png" manifest:media-type="image/png"/>
  <manifest:file-entry manifest:full-path="Pictures/10000201000005DB000002E0E5774DA2313BD4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ert Adder 27/4/2021<draw:frame draw:style-name="fr1" draw:name="Image1" text:anchor-type="char" svg:x="-0.318cm" svg:y="9.705cm" svg:width="17cm" svg:height="4.032cm" draw:z-index="0"><draw:image xlink:href="Pictures/100002010000053C0000013ECDB1DD43D1A5A3E7.png" xlink:type="simple" xlink:show="embed" xlink:actuate="onLoad" draw:mime-type="image/png"/></draw:frame><draw:frame draw:style-name="fr1" draw:name="Image2" text:anchor-type="char" svg:x="-0.228cm" svg:y="0.938cm" svg:width="17cm" svg:height="8.345cm" draw:z-index="1"><draw:image xlink:href="Pictures/10000201000005DB000002E0E5774DA2313BD4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7T19:30:42.982000000</dc:date>
    <meta:editing-duration>PT26S</meta:editing-duration>
    <meta:editing-cycles>1</meta:editing-cycles>
    <meta:document-statistic meta:table-count="0" meta:image-count="2" meta:object-count="0" meta:page-count="1" meta:paragraph-count="1" meta:word-count="3" meta:character-count="20" meta:non-whitespace-character-count="18"/>
    <meta:generator>LibreOffice/7.0.1.2$Windows_X86_64 LibreOffice_project/7cbcfc562f6eb6708b5ff7d7397325de9e764452</meta:generator>
  </office:meta>
</office:document-meta>
</file>